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7d203"/>
    </style:style>
    <style:style style:name="P2" style:family="paragraph" style:parent-style-name="Preformatted_20_Text">
      <style:paragraph-properties fo:orphans="1" style:writing-mode="lr-tb"/>
      <style:text-properties officeooo:paragraph-rsid="0017d203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7d203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7d203"/>
    </style:style>
    <style:style style:name="P5" style:family="paragraph" style:parent-style-name="Text_20_body">
      <style:paragraph-properties fo:orphans="1"/>
      <style:text-properties officeooo:paragraph-rsid="0017d203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17d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ompute Fractal Scaling Function for Mod 3 Residues</text:span></text:p>
      <text:p text:style-name="P2"/>
      <text:p text:style-name="P2"><text:span text:style-name="Source_20_Text">def fractal_scaling_function(prime_residues, iterations=5):</text:span></text:p>
      <text:p text:style-name="P2"><text:span text:style-name="Source_20_Text"><text:s text:c="4"/>"""Computes a self-similar fractal transformation on mod 3 prime residues."""</text:span></text:p>
      <text:p text:style-name="P2"><text:span text:style-name="Source_20_Text"><text:s text:c="4"/>S_n = np.array(prime_residues, dtype=np.float64)</text:span></text:p>
      <text:p text:style-name="P2"><text:span text:style-name="Source_20_Text"><text:s text:c="4"/>for _ in range(iterations):</text:span></text:p>
      <text:p text:style-name="P2"><text:span text:style-name="Source_20_Text"><text:s text:c="8"/>S_n = (S_n[:-1] + S_n[1:]) / 2 <text:s/># Iterative contraction step</text:span></text:p>
      <text:p text:style-name="P2"><text:span text:style-name="Source_20_Text"><text:s text:c="8"/>S_n = np.abs(np.sin(S_n * np.pi / 3)) <text:s/># Introduce periodic transformation</text:span></text:p>
      <text:p text:style-name="P2"><text:span text:style-name="Source_20_Text"><text:s text:c="4"/>return S_n</text:span></text:p>
      <text:p text:style-name="P2"/>
      <text:p text:style-name="P2"><text:span text:style-name="Source_20_Text"># Apply fractal scaling transformation</text:span></text:p>
      <text:p text:style-name="P2"><text:span text:style-name="Source_20_Text">scaled_residues = fractal_scaling_function(mod_3_residues)</text:span></text:p>
      <text:p text:style-name="P2"/>
      <text:p text:style-name="P2"><text:span text:style-name="Source_20_Text"># Plot the fractal transformation result</text:span></text:p>
      <text:p text:style-name="P2"><text:span text:style-name="Source_20_Text">plt.figure(figsize=(8, 4))</text:span></text:p>
      <text:p text:style-name="P2"><text:span text:style-name="Source_20_Text">plt.plot(scaled_residues, marker='o', linestyle='-', label="Fractal Scaling Transformation")</text:span></text:p>
      <text:p text:style-name="P2"><text:span text:style-name="Source_20_Text">plt.title("Fractal Scaling of Mod 3 Prime Residues")</text:span></text:p>
      <text:p text:style-name="P2"><text:span text:style-name="Source_20_Text">plt.xlabel("Iteration Step")</text:span></text:p>
      <text:p text:style-name="P2"><text:span text:style-name="Source_20_Text">plt.ylabel("Scaled 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ompute Shannon entropy to test randomness of scaled residues</text:span></text:p>
      <text:p text:style-name="P2"><text:span text:style-name="Source_20_Text">scaled_entropy = entropy(np.bincount(scaled_residues.astype(int), minlength=3) / len(scaled_residues), base=2)</text:span></text:p>
      <text:p text:style-name="P2"/>
      <text:p text:style-name="P2"><text:span text:style-name="Source_20_Text"># Return entropy and statistical patterns</text:span></text:p>
      <text:p text:style-name="P3"><text:span text:style-name="Source_20_Text">scaled_entropy</text:span></text:p>
      <text:p text:style-name="P5">Result</text:p>
      <text:p text:style-name="P4">0.0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46:09.060382308</meta:creation-date>
    <dc:date>2025-02-08T22:50:00.272346489</dc:date>
    <meta:editing-duration>PT3M51S</meta:editing-duration>
    <meta:editing-cycles>1</meta:editing-cycles>
    <meta:document-statistic meta:table-count="0" meta:image-count="0" meta:object-count="0" meta:page-count="1" meta:paragraph-count="25" meta:word-count="116" meta:character-count="1073" meta:non-whitespace-character-count="948"/>
    <meta:generator>LibreOffice/24.2.7.2$Linux_X86_64 LibreOffice_project/420$Build-2</meta:generator>
  </office:meta>
</office:document-meta>
</file>